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9">
      <style:graphic-properties draw:fill="none" draw:stroke="solid" svg:stroke-width="0.00694in" svg:stroke-color="#a5a5a5" draw:marker-end="a368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draw:fill="none" draw:stroke="solid" svg:stroke-width="0.00694in" svg:stroke-color="#a5a5a5" draw:marker-end="a383" svg:stroke-opacity="100%" draw:stroke-linejoin="miter" svg:stroke-linecap="butt"/>
    </style:style>
    <style:style style:family="graphic" style:name="a386">
      <style:graphic-properties draw:fill="none" draw:stroke="solid" svg:stroke-width="0.00694in" svg:stroke-color="#a5a5a5" draw:marker-end="a385" svg:stroke-opacity="100%" draw:stroke-linejoin="miter" svg:stroke-linecap="butt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draw:fill="none" draw:stroke="solid" svg:stroke-width="0.00694in" svg:stroke-color="#a5a5a5" draw:marker-end="a387" svg:stroke-opacity="100%" draw:stroke-linejoin="miter" svg:stroke-linecap="butt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5">
      <style:graphic-properties draw:fill="none" draw:stroke="solid" svg:stroke-width="0.00694in" svg:stroke-color="#a5a5a5" draw:marker-end="a374" svg:stroke-opacity="100%" draw:stroke-linejoin="miter" svg:stroke-linecap="but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draw:fill="none" draw:stroke="solid" svg:stroke-width="0.00694in" svg:stroke-color="#a5a5a5" draw:marker-end="a376" svg:stroke-opacity="100%" draw:stroke-linejoin="miter" svg:stroke-linecap="but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draw:fill="none" draw:stroke="solid" svg:stroke-width="0.00694in" svg:stroke-color="#a5a5a5" draw:marker-end="a378" svg:stroke-opacity="100%" draw:stroke-linejoin="miter" svg:stroke-linecap="butt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45">
      <style:graphic-properties draw:fill="none" draw:stroke="solid" svg:stroke-width="0.00694in" svg:stroke-color="#a5a5a5" draw:marker-end="a344" svg:stroke-opacity="100%" draw:stroke-linejoin="miter" svg:stroke-linecap="but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0694in" svg:stroke-color="#a5a5a5" draw:marker-end="a389" svg:stroke-opacity="100%" draw:stroke-linejoin="miter" svg:stroke-linecap="but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draw:fill="none" draw:stroke="solid" svg:stroke-width="0.00694in" svg:stroke-color="#a5a5a5" draw:marker-end="a391" svg:stroke-opacity="100%" draw:stroke-linejoin="miter" svg:stroke-linecap="butt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dia" presentation:presentation-page-layout-name="Master1-PPL1" draw:id="Slide-256">
        <draw:frame draw:id="id63" draw:style-name="a338" draw:name="Tekstvak 7" svg:x="9.85476in" svg:y="1.41569in" svg:width="1.61111in" svg:height="0.40391in">
          <draw:text-box>
            <text:p text:style-name="a337" text:class-names="" text:cond-style-name=""><text:span text:style-name="a336" text:class-names="">Administrator</text:span></text:p>
          </draw:text-box>
          <svg:title/>
          <svg:desc/>
        </draw:frame>
        <draw:frame draw:id="id64" draw:style-name="a343" draw:name="Tekstvak 9" svg:x="5.52906in" svg:y="1.41569in" svg:width="1.60806in" svg:height="0.40391in">
          <draw:text-box>
            <text:p text:style-name="a342" text:class-names="" text:cond-style-name=""><text:span text:style-name="a339" text:class-names="">C</text:span><text:span text:style-name="a340" text:class-names="">oördinator</text:span><text:span text:style-name="a341" text:class-names=""/></text:p>
          </draw:text-box>
          <svg:title/>
          <svg:desc/>
        </draw:frame>
        <draw:connector draw:type="line" svg:x1="6.33309in" svg:y1="1.81959in" draw:start-shape="id64" draw:start-glue-point="2" svg:x2="6.49812in" svg:y2="4.78471in" draw:end-shape="id65" draw:end-glue-point="0" draw:id="id66" draw:style-name="a345" draw:name="Rechte verbindingslijn met pijl 29">
          <svg:title/>
          <svg:desc/>
        </draw:connector>
        <draw:frame draw:id="id67" draw:style-name="a349" draw:name="Tekstvak 37" svg:x="7.27053in" svg:y="1.41569in" svg:width="1.60806in" svg:height="0.40391in">
          <draw:text-box>
            <text:p text:style-name="a348" text:class-names="" text:cond-style-name=""><text:span text:style-name="a346" text:class-names="">Vangteam</text:span><text:span text:style-name="a347" text:class-names=""/></text:p>
          </draw:text-box>
          <svg:title/>
          <svg:desc/>
        </draw:frame>
        <draw:custom-shape svg:x="8.02774in" svg:y="4.78471in" svg:width="2.14479in" svg:height="0.34849in" draw:id="id68" draw:style-name="a353" draw:name="Rechthoek 42">
          <svg:title/>
          <svg:desc/>
          <text:p text:style-name="a352" text:class-names="" text:cond-style-name=""><text:span text:style-name="a350" text:class-names="">Gastgezin beheer</text:span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9347in" svg:y="4.78471in" svg:width="2.14479in" svg:height="0.34849in" draw:id="id69" draw:style-name="a359" draw:name="Rechthoek 43">
          <svg:title/>
          <svg:desc/>
          <text:p text:style-name="a358" text:class-names="" text:cond-style-name=""><text:span text:style-name="a354" text:class-names="">Gebruiker</text:span><text:span text:style-name="a355" text:class-names=""><text:s text:c="1"/></text:span><text:span text:style-name="a356" text:class-names="">behee</text:span><text:span text:style-name="a357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572in" svg:y="4.78471in" svg:width="2.14479in" svg:height="0.34849in" draw:id="id65" draw:style-name="a363" draw:name="Rechthoek 44">
          <svg:title/>
          <svg:desc/>
          <text:p text:style-name="a362" text:class-names="" text:cond-style-name=""><text:span text:style-name="a360" text:class-names="">beheer katten</text:span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433in" svg:y="4.78471in" svg:width="3.0347in" svg:height="0.34849in" draw:id="id70" draw:style-name="a367" draw:name="Rechthoek 44">
          <svg:title/>
          <svg:desc/>
          <text:p text:style-name="a366" text:class-names="" text:cond-style-name=""><text:span text:style-name="a364" text:class-names="">Beheer medische gegevens</text:span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6047in" svg:y1="1.81959in" draw:start-shape="id71" draw:start-glue-point="2" svg:x2="6.49812in" svg:y2="4.78471in" draw:end-shape="id65" draw:end-glue-point="0" draw:id="id72" draw:style-name="a369" draw:name="Rechte verbindingslijn met pijl 29">
          <svg:title/>
          <svg:desc/>
        </draw:connector>
        <draw:frame draw:id="id71" draw:style-name="a373" draw:name="Tekstvak 9" svg:x="3.75644in" svg:y="1.41569in" svg:width="1.60806in" svg:height="0.40391in">
          <draw:text-box>
            <text:p text:style-name="a372" text:class-names="" text:cond-style-name=""><text:span text:style-name="a370" text:class-names="">Gastgezin</text:span><text:span text:style-name="a371" text:class-names=""/></text:p>
          </draw:text-box>
          <svg:title/>
          <svg:desc/>
        </draw:frame>
        <draw:connector draw:type="line" svg:x1="2.78785in" svg:y1="1.81959in" draw:start-shape="id73" draw:start-glue-point="2" svg:x2="3.66168in" svg:y2="4.78471in" draw:end-shape="id70" draw:end-glue-point="0" draw:id="id74" draw:style-name="a375" draw:name="Rechte verbindingslijn met pijl 29">
          <svg:title/>
          <svg:desc/>
        </draw:connector>
        <draw:connector draw:type="line" svg:x1="4.56047in" svg:y1="1.81959in" draw:start-shape="id71" draw:start-glue-point="2" svg:x2="3.66168in" svg:y2="4.78471in" draw:end-shape="id70" draw:end-glue-point="0" draw:id="id75" draw:style-name="a377" draw:name="Rechte verbindingslijn met pijl 29">
          <svg:title/>
          <svg:desc/>
        </draw:connector>
        <draw:connector draw:type="line" svg:x1="6.33309in" svg:y1="1.81959in" draw:start-shape="id64" draw:start-glue-point="2" svg:x2="3.66168in" svg:y2="4.78471in" draw:end-shape="id70" draw:end-glue-point="0" draw:id="id76" draw:style-name="a379" draw:name="Rechte verbindingslijn met pijl 29">
          <svg:title/>
          <svg:desc/>
        </draw:connector>
        <draw:frame draw:id="id73" draw:style-name="a382" draw:name="Tekstvak 9" svg:x="1.98382in" svg:y="1.41569in" svg:width="1.60806in" svg:height="0.40391in">
          <draw:text-box>
            <text:p text:style-name="a381" text:class-names="" text:cond-style-name=""><text:span text:style-name="a380" text:class-names="">Dierenarts</text:span></text:p>
          </draw:text-box>
          <svg:title/>
          <svg:desc/>
        </draw:frame>
        <draw:connector draw:type="line" svg:x1="10.66031in" svg:y1="1.8196in" draw:start-shape="id63" draw:start-glue-point="2" svg:x2="11.46586in" svg:y2="4.78471in" draw:end-shape="id69" draw:end-glue-point="0" draw:id="id77" draw:style-name="a384" draw:name="Rechte verbindingslijn met pijl 29">
          <svg:title/>
          <svg:desc/>
        </draw:connector>
        <draw:connector draw:type="line" svg:x1="10.66031in" svg:y1="1.8196in" draw:start-shape="id63" draw:start-glue-point="2" svg:x2="9.10013in" svg:y2="4.78471in" draw:end-shape="id68" draw:end-glue-point="0" draw:id="id78" draw:style-name="a386" draw:name="Rechte verbindingslijn met pijl 29">
          <svg:title/>
          <svg:desc/>
        </draw:connector>
        <draw:connector draw:type="line" svg:x1="8.07456in" svg:y1="1.81959in" draw:start-shape="id67" draw:start-glue-point="2" svg:x2="6.49812in" svg:y2="4.78471in" draw:end-shape="id65" draw:end-glue-point="0" draw:id="id79" draw:style-name="a388" draw:name="Rechte verbindingslijn met pijl 29">
          <svg:title/>
          <svg:desc/>
        </draw:connector>
        <draw:connector draw:type="line" svg:x1="10.66031in" svg:y1="1.8196in" draw:start-shape="id63" draw:start-glue-point="2" svg:x2="6.49812in" svg:y2="4.78471in" draw:end-shape="id65" draw:end-glue-point="0" draw:id="id80" draw:style-name="a390" draw:name="Rechte verbindingslijn met pijl 29">
          <svg:title/>
          <svg:desc/>
        </draw:connector>
        <draw:connector draw:type="line" svg:x1="10.66031in" svg:y1="1.8196in" draw:start-shape="id63" draw:start-glue-point="2" svg:x2="3.66168in" svg:y2="4.78471in" draw:end-shape="id70" draw:end-glue-point="0" draw:id="id81" draw:style-name="a392" draw:name="Rechte verbindingslijn met pijl 2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74" svg:viewBox="0 0 20 30" svg:d="m10 0-10 30h20z"/>
    <draw:marker draw:name="a391" svg:viewBox="0 0 20 30" svg:d="m10 0-10 30h20z"/>
    <draw:marker draw:name="a387" svg:viewBox="0 0 20 30" svg:d="m10 0-10 30h20z"/>
    <draw:marker draw:name="a376" svg:viewBox="0 0 20 30" svg:d="m10 0-10 30h20z"/>
    <draw:marker draw:name="a389" svg:viewBox="0 0 20 30" svg:d="m10 0-10 30h20z"/>
    <draw:marker draw:name="a378" svg:viewBox="0 0 20 30" svg:d="m10 0-10 30h20z"/>
    <draw:marker draw:name="a383" svg:viewBox="0 0 20 30" svg:d="m10 0-10 30h20z"/>
    <draw:marker draw:name="a344" svg:viewBox="0 0 20 30" svg:d="m10 0-10 30h20z"/>
    <draw:marker draw:name="a385" svg:viewBox="0 0 20 30" svg:d="m10 0-10 30h20z"/>
    <draw:marker draw:name="a36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3" draw:name="Tijdelijke aanduiding voor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om stijl te bewerken</text:span></text:p>
        </draw:text-box>
        <svg:title/>
        <svg:desc/>
      </draw:frame>
      <draw:frame draw:id="id1" presentation:style-name="a19" draw:name="Tijdelijke aanduiding voor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en om de tekststijl van het model te bewerk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Tweed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jdelijke aanduiding voo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-6-2022</text:date></text:span></text:p>
        </draw:text-box>
        <svg:title/>
        <svg:desc/>
      </draw:frame>
      <draw:frame draw:id="id3" presentation:style-name="a26" draw:name="Tijdelijke aanduiding voor voetteks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Tijdelijke aanduiding voor dia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om stijl te bewerken</text:span></text:p>
        </draw:text-box>
        <svg:title/>
        <svg:desc/>
      </draw:frame>
      <draw:frame draw:id="id6" presentation:style-name="a36" draw:name="O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ken om de ondertitelstijl van het model te bewerken</text:span></text:p>
        </draw:text-box>
        <svg:title/>
        <svg:desc/>
      </draw:frame>
      <draw:frame draw:id="id7" presentation:style-name="a40" draw:name="Tijdelijke aanduiding voo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-6-2022</text:date></text:span></text:p>
        </draw:text-box>
        <svg:title/>
        <svg:desc/>
      </draw:frame>
      <draw:frame draw:id="id8" presentation:style-name="a43" draw:name="Tijdelijke aanduiding voor voetteks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Tijdelijke aanduiding voor dia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om stijl te bewerken</text:span></text:p>
        </draw:text-box>
        <svg:title/>
        <svg:desc/>
      </draw:frame>
      <draw:frame draw:id="id11" presentation:style-name="a66" draw:name="Tijdelijke aanduiding voor inhou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ken om de tekststijl van het model te bewerk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Tweed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Tijdelijke aanduiding voo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-6-2022</text:date></text:span></text:p>
        </draw:text-box>
        <svg:title/>
        <svg:desc/>
      </draw:frame>
      <draw:frame draw:id="id13" presentation:style-name="a73" draw:name="Tijdelijke aanduiding voor voetteks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Tijdelijke aanduiding voor dia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om stijl te bewerken</text:span></text:p>
        </draw:text-box>
        <svg:title/>
        <svg:desc/>
      </draw:frame>
      <draw:frame draw:id="id16" presentation:style-name="a84" draw:name="Tijdelijke aanduiding voor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88" draw:name="Tijdelijke aanduiding voo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-6-2022</text:date></text:span></text:p>
        </draw:text-box>
        <svg:title/>
        <svg:desc/>
      </draw:frame>
      <draw:frame draw:id="id18" presentation:style-name="a91" draw:name="Tijdelijke aanduiding voor voetteks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Tijdelijke aanduiding voor dia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om stijl te bewerken</text:span></text:p>
        </draw:text-box>
        <svg:title/>
        <svg:desc/>
      </draw:frame>
      <draw:frame draw:id="id21" presentation:style-name="a114" draw:name="Tijdelijke aanduiding voor inhou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ken om de tekststijl van het model te bewerk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Tweed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Tijdelijke aanduiding voor inhou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Tijdelijke aanduiding voo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-6-2022</text:date></text:span></text:p>
        </draw:text-box>
        <svg:title/>
        <svg:desc/>
      </draw:frame>
      <draw:frame draw:id="id24" presentation:style-name="a137" draw:name="Tijdelijke aanduiding voor voetteks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Tijdelijke aanduiding voor dia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om stijl te bewerken</text:span></text:p>
        </draw:text-box>
        <svg:title/>
        <svg:desc/>
      </draw:frame>
      <draw:frame draw:id="id27" presentation:style-name="a148" draw:name="Tijdelijke aanduiding voor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64" draw:name="Tijdelijke aanduiding voor inhou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ken om de tekststijl van het model te bewerk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Tweed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ijdelijke aanduiding voor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84" draw:name="Tijdelijke aanduiding voor inhou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ken om de tekststijl van het model te bewerk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Tweed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ijdelijke aanduiding voo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-6-2022</text:date></text:span></text:p>
        </draw:text-box>
        <svg:title/>
        <svg:desc/>
      </draw:frame>
      <draw:frame draw:id="id32" presentation:style-name="a191" draw:name="Tijdelijke aanduiding voor voetteks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Tijdelijke aanduiding voor dia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om stijl te bewerken</text:span></text:p>
        </draw:text-box>
        <svg:title/>
        <svg:desc/>
      </draw:frame>
      <draw:frame draw:id="id35" presentation:style-name="a202" draw:name="Tijdelijke aanduiding voo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-6-2022</text:date></text:span></text:p>
        </draw:text-box>
        <svg:title/>
        <svg:desc/>
      </draw:frame>
      <draw:frame draw:id="id36" presentation:style-name="a205" draw:name="Tijdelijke aanduiding voor voetteks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Tijdelijke aanduiding voor dia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09">
      <draw:frame draw:id="id38" presentation:style-name="a213" draw:name="Tijdelijke aanduiding voo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-6-2022</text:date></text:span></text:p>
        </draw:text-box>
        <svg:title/>
        <svg:desc/>
      </draw:frame>
      <draw:frame draw:id="id39" presentation:style-name="a216" draw:name="Tijdelijke aanduiding voor voetteks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Tijdelijke aanduiding voor dia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om stijl te bewerken</text:span></text:p>
        </draw:text-box>
        <svg:title/>
        <svg:desc/>
      </draw:frame>
      <draw:frame draw:id="id42" presentation:style-name="a239" draw:name="Tijdelijke aanduiding voor inhou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ken om de tekststijl van het model te bewerk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Tweed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ijdelijke aanduiding voor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47" draw:name="Tijdelijke aanduiding voo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-6-2022</text:date></text:span></text:p>
        </draw:text-box>
        <svg:title/>
        <svg:desc/>
      </draw:frame>
      <draw:frame draw:id="id45" presentation:style-name="a250" draw:name="Tijdelijke aanduiding voor voetteks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Tijdelijke aanduiding voor dia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om stijl te bewerken</text:span></text:p>
        </draw:text-box>
        <svg:title/>
        <svg:desc/>
      </draw:frame>
      <draw:frame draw:id="id48" presentation:style-name="a260" draw:name="Tijdelijke aanduiding voor afbeelding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ijdelijke aanduiding voor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-6-2022</text:date></text:span></text:p>
        </draw:text-box>
        <svg:title/>
        <svg:desc/>
      </draw:frame>
      <draw:frame draw:id="id51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om stijl te bewerken</text:span></text:p>
        </draw:text-box>
        <svg:title/>
        <svg:desc/>
      </draw:frame>
      <draw:frame draw:id="id54" presentation:style-name="a294" draw:name="Tijdelijke aanduiding voor verticale teks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ken om de tekststijl van het model te bewerk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Tweed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Tijdelijke aanduiding voo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-6-2022</text:date></text:span></text:p>
        </draw:text-box>
        <svg:title/>
        <svg:desc/>
      </draw:frame>
      <draw:frame draw:id="id56" presentation:style-name="a301" draw:name="Tijdelijke aanduiding voor voetteks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Tijdelijke aanduiding voor dia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05">
      <draw:frame draw:id="id58" presentation:style-name="a308" draw:name="Verticale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om stijl te bewerken</text:span></text:p>
        </draw:text-box>
        <svg:title/>
        <svg:desc/>
      </draw:frame>
      <draw:frame draw:id="id59" presentation:style-name="a324" draw:name="Tijdelijke aanduiding voor verticale teks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ken om de tekststijl van het model te bewerk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Tweed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Tijdelijke aanduiding voo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-6-2022</text:date></text:span></text:p>
        </draw:text-box>
        <svg:title/>
        <svg:desc/>
      </draw:frame>
      <draw:frame draw:id="id61" presentation:style-name="a331" draw:name="Tijdelijke aanduiding voor voetteks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Tijdelijke aanduiding voor dia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Stichting Superkatten</meta:initial-creator>
    <dc:creator>Stichting Superkatten</dc:creator>
    <meta:creation-date>2022-06-23T14:39:07Z</meta:creation-date>
    <dc:date>2022-06-25T18:04:27Z</dc:date>
    <meta:editing-cycles>1</meta:editing-cycles>
    <meta:editing-duration>PT1204S</meta:editing-duration>
    <meta:document-statistic meta:paragraph-count="9" meta:word-count="14"/>
  </office:meta>
</office:document-meta>
</file>